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bold" style:text-underline-mode="continuous" style:text-underline-type="single" style:text-underline-style="solid" style:text-underline-width="normal" fo:font-family="'Lucida Sans Unicode'" style:font-family-asian="'Lucida Sans Unicode'" style:font-family-complex="'Lucida Sans Unicode'" fo:background-color="#ffffff" fo:color="#222222"/>
    </style:style>
    <style:style style:name="T3" style:family="text">
      <style:text-properties fo:font-size="13.50pt" fo:font-weight="bold" fo:font-family="'Lucida Sans Unicode'" style:font-family-asian="'Lucida Sans Unicode'" style:font-family-complex="'Lucida Sans Unicode'" fo:background-color="#ffffff" fo:color="#222222"/>
    </style:style>
    <style:style style:name="T4" style:family="text">
      <style:text-properties fo:font-size="12.00pt" fo:font-weight="normal" fo:font-family="'Lucida Sans Unicode'" style:font-family-asian="'Lucida Sans Unicode'" style:font-family-complex="'Lucida Sans Unicode'" fo:background-color="#ffffff" fo:color="#222222"/>
    </style:style>
    <style:style style:name="T5" style:family="text">
      <style:text-properties fo:font-size="12.00pt" fo:font-weight="normal" fo:font-family="glyphs-h90-web" style:font-family-asian="glyphs-h90-web" style:font-family-complex="glyphs-h90-web" fo:background-color="#ffffff" fo:color="#222222"/>
    </style:style>
    <style:style style:name="T6" style:family="text">
      <style:text-properties fo:font-size="12.00pt" fo:font-weight="normal" fo:font-family="'Lucida Sans Unicode'" style:font-family-asian="'Lucida Sans Unicode'" style:font-family-complex="'Lucida Sans Unicode'" fo:background-color="#ffffff" fo:color="#222222"/>
    </style:style>
    <style:style style:name="T7" style:family="text">
      <style:text-properties fo:font-size="13.50pt" fo:font-weight="bold" fo:font-family="'Lucida Sans Unicode'" style:font-family-asian="'Lucida Sans Unicode'" style:font-family-complex="'Lucida Sans Unicode'" fo:background-color="#ffffff" fo:color="#222222"/>
    </style:style>
    <style:style style:name="T8" style:family="text">
      <style:text-properties fo:font-size="12.00pt" fo:font-weight="normal" fo:font-family="'Lucida Sans Unicode'" style:font-family-asian="'Lucida Sans Unicode'" style:font-family-complex="'Lucida Sans Unicode'" fo:background-color="#ffffff" fo:color="#222222"/>
    </style:style>
    <style:style style:name="T9" style:family="text">
      <style:text-properties fo:font-size="12.00pt" fo:font-weight="normal" fo:font-family="glyphs-h90-web" style:font-family-asian="glyphs-h90-web" style:font-family-complex="glyphs-h90-web" fo:background-color="#ffffff" fo:color="#222222"/>
    </style:style>
    <style:style style:name="T10" style:family="text">
      <style:text-properties fo:font-size="12.00pt" fo:font-weight="normal" fo:font-family="'Lucida Sans Unicode'" style:font-family-asian="'Lucida Sans Unicode'" style:font-family-complex="'Lucida Sans Unicode'" fo:background-color="#ffffff" fo:color="#222222"/>
    </style:style>
    <style:style style:name="T11" style:family="text">
      <style:text-properties fo:font-size="13.50pt" fo:font-weight="bold" fo:font-family="'Lucida Sans Unicode'" style:font-family-asian="'Lucida Sans Unicode'" style:font-family-complex="'Lucida Sans Unicode'" fo:background-color="#ffffff" fo:color="#222222"/>
    </style:style>
    <style:style style:name="T12" style:family="text">
      <style:text-properties fo:font-size="12.00pt" fo:font-weight="normal" fo:font-family="'Lucida Sans Unicode'" style:font-family-asian="'Lucida Sans Unicode'" style:font-family-complex="'Lucida Sans Unicode'" fo:background-color="#ffffff" fo:color="#222222"/>
    </style:style>
    <style:style style:name="T13" style:family="text">
      <style:text-properties fo:font-size="12.00pt" fo:font-weight="normal" fo:font-family="glyphs-h90-web" style:font-family-asian="glyphs-h90-web" style:font-family-complex="glyphs-h90-web" fo:background-color="#ffffff" fo:color="#222222"/>
    </style:style>
    <style:style style:name="T14" style:family="text">
      <style:text-properties fo:font-size="12.00pt" fo:font-weight="normal" fo:font-family="'Lucida Sans Unicode'" style:font-family-asian="'Lucida Sans Unicode'" style:font-family-complex="'Lucida Sans Unicode'" fo:background-color="#ffffff" fo:color="#222222"/>
    </style:style>
    <style:style style:name="T15" style:family="text">
      <style:text-properties fo:font-size="13.50pt" fo:font-weight="bold" fo:font-family="'Lucida Sans Unicode'" style:font-family-asian="'Lucida Sans Unicode'" style:font-family-complex="'Lucida Sans Unicode'" fo:background-color="#ffffff" fo:color="#222222"/>
    </style:style>
    <style:style style:name="T16" style:family="text">
      <style:text-properties fo:font-size="12.00pt" fo:font-weight="normal" fo:font-family="'Lucida Sans Unicode'" style:font-family-asian="'Lucida Sans Unicode'" style:font-family-complex="'Lucida Sans Unicode'" fo:background-color="#ffffff" fo:color="#222222"/>
    </style:style>
    <style:style style:name="T17" style:family="text">
      <style:text-properties fo:font-size="12.00pt" fo:font-weight="normal" fo:font-family="glyphs-h90-web" style:font-family-asian="glyphs-h90-web" style:font-family-complex="glyphs-h90-web" fo:background-color="#ffffff" fo:color="#222222"/>
    </style:style>
    <style:style style:name="T18" style:family="text">
      <style:text-properties fo:font-size="12.00pt" fo:font-weight="normal" fo:font-family="'Lucida Sans Unicode'" style:font-family-asian="'Lucida Sans Unicode'" style:font-family-complex="'Lucida Sans Unicode'" fo:background-color="#ffffff" fo:color="#222222"/>
    </style:style>
    <style:style style:name="T19" style:family="text">
      <style:text-properties fo:font-size="13.50pt" fo:font-weight="bold" fo:font-family="'Lucida Sans Unicode'" style:font-family-asian="'Lucida Sans Unicode'" style:font-family-complex="'Lucida Sans Unicode'" fo:background-color="#ffffff" fo:color="#222222"/>
    </style:style>
    <style:style style:name="T20" style:family="text">
      <style:text-properties fo:font-size="12.00pt" fo:font-weight="normal" fo:font-family="'Lucida Sans Unicode'" style:font-family-asian="'Lucida Sans Unicode'" style:font-family-complex="'Lucida Sans Unicode'" fo:background-color="#ffffff" fo:color="#222222"/>
    </style:style>
    <style:style style:name="T21" style:family="text">
      <style:text-properties fo:font-size="12.00pt" fo:font-weight="normal" fo:font-family="glyphs-h90-web" style:font-family-asian="glyphs-h90-web" style:font-family-complex="glyphs-h90-web" fo:background-color="#ffffff" fo:color="#222222"/>
    </style:style>
    <style:style style:name="T22" style:family="text">
      <style:text-properties fo:font-size="12.00pt" fo:font-weight="normal" fo:font-family="'Lucida Sans Unicode'" style:font-family-asian="'Lucida Sans Unicode'" style:font-family-complex="'Lucida Sans Unicode'" fo:background-color="#ffffff" fo:color="#222222"/>
    </style:style>
    <style:style style:name="T23" style:family="text">
      <style:text-properties fo:font-size="13.50pt" fo:font-weight="bold" fo:font-family="'Lucida Sans Unicode'" style:font-family-asian="'Lucida Sans Unicode'" style:font-family-complex="'Lucida Sans Unicode'" fo:background-color="#ffffff" fo:color="#222222"/>
    </style:style>
    <style:style style:name="T24" style:family="text">
      <style:text-properties fo:font-size="12.00pt" fo:font-weight="normal" fo:font-family="'Lucida Sans Unicode'" style:font-family-asian="'Lucida Sans Unicode'" style:font-family-complex="'Lucida Sans Unicode'" fo:background-color="#ffffff" fo:color="#222222"/>
    </style:style>
    <style:style style:name="T25" style:family="text">
      <style:text-properties fo:font-size="12.00pt" fo:font-weight="normal" fo:font-family="glyphs-h90-web" style:font-family-asian="glyphs-h90-web" style:font-family-complex="glyphs-h90-web" fo:background-color="#ffffff" fo:color="#222222"/>
    </style:style>
    <style:style style:name="T26" style:family="text">
      <style:text-properties fo:font-size="12.00pt" fo:font-weight="normal" fo:font-family="'Lucida Sans Unicode'" style:font-family-asian="'Lucida Sans Unicode'" style:font-family-complex="'Lucida Sans Unicode'" fo:background-color="#ffffff" fo:color="#222222"/>
    </style:style>
    <style:style style:name="T27" style:family="text">
      <style:text-properties fo:font-size="13.50pt" fo:font-weight="bold" fo:font-family="'Lucida Sans Unicode'" style:font-family-asian="'Lucida Sans Unicode'" style:font-family-complex="'Lucida Sans Unicode'" fo:background-color="#ffffff" fo:color="#222222"/>
    </style:style>
    <style:style style:name="T28" style:family="text">
      <style:text-properties fo:font-size="12.00pt" fo:font-weight="normal" fo:font-family="'Lucida Sans Unicode'" style:font-family-asian="'Lucida Sans Unicode'" style:font-family-complex="'Lucida Sans Unicode'" fo:background-color="#ffffff" fo:color="#222222"/>
    </style:style>
    <style:style style:name="T29" style:family="text">
      <style:text-properties fo:font-size="12.00pt" fo:font-weight="normal" fo:font-family="glyphs-h90-web" style:font-family-asian="glyphs-h90-web" style:font-family-complex="glyphs-h90-web" fo:background-color="#ffffff" fo:color="#222222"/>
    </style:style>
    <style:style style:name="T30" style:family="text">
      <style:text-properties fo:font-size="12.00pt" fo:font-weight="normal" fo:font-family="'Lucida Sans Unicode'" style:font-family-asian="'Lucida Sans Unicode'" style:font-family-complex="'Lucida Sans Unicode'" fo:background-color="#ffffff" fo:color="#222222"/>
    </style:style>
    <style:style style:name="T31" style:family="text">
      <style:text-properties fo:font-size="13.50pt" fo:font-weight="bold" fo:font-family="'Lucida Sans Unicode'" style:font-family-asian="'Lucida Sans Unicode'" style:font-family-complex="'Lucida Sans Unicode'" fo:background-color="#ffffff" fo:color="#222222"/>
    </style:style>
    <style:style style:name="T32" style:family="text">
      <style:text-properties fo:font-size="12.00pt" fo:font-weight="normal" fo:font-family="'Lucida Sans Unicode'" style:font-family-asian="'Lucida Sans Unicode'" style:font-family-complex="'Lucida Sans Unicode'" fo:background-color="#ffffff" fo:color="#222222"/>
    </style:style>
    <style:style style:name="T33" style:family="text">
      <style:text-properties fo:font-size="12.00pt" fo:font-weight="normal" fo:font-family="glyphs-h90-web" style:font-family-asian="glyphs-h90-web" style:font-family-complex="glyphs-h90-web" fo:background-color="#ffffff" fo:color="#222222"/>
    </style:style>
    <style:style style:name="T34" style:family="text">
      <style:text-properties fo:font-size="12.00pt" fo:font-weight="normal" fo:font-family="'Lucida Sans Unicode'" style:font-family-asian="'Lucida Sans Unicode'" style:font-family-complex="'Lucida Sans Unicode'" fo:background-color="#ffffff" fo:color="#222222"/>
    </style:style>
    <style:style style:name="T35" style:family="text">
      <style:text-properties fo:font-size="13.50pt" fo:font-weight="bold" fo:font-family="'Lucida Sans Unicode'" style:font-family-asian="'Lucida Sans Unicode'" style:font-family-complex="'Lucida Sans Unicode'" fo:background-color="#ffffff" fo:color="#222222"/>
    </style:style>
    <style:style style:name="T36" style:family="text">
      <style:text-properties fo:font-size="12.00pt" fo:font-weight="normal" fo:font-family="'Lucida Sans Unicode'" style:font-family-asian="'Lucida Sans Unicode'" style:font-family-complex="'Lucida Sans Unicode'" fo:background-color="#ffffff" fo:color="#222222"/>
    </style:style>
    <style:style style:name="T37" style:family="text">
      <style:text-properties fo:font-size="12.00pt" fo:font-weight="normal" fo:font-family="glyphs-h90-web" style:font-family-asian="glyphs-h90-web" style:font-family-complex="glyphs-h90-web" fo:background-color="#ffffff" fo:color="#222222"/>
    </style:style>
    <style:style style:name="T38" style:family="text">
      <style:text-properties fo:font-size="12.00pt" fo:font-weight="normal" fo:font-family="'Lucida Sans Unicode'" style:font-family-asian="'Lucida Sans Unicode'" style:font-family-complex="'Lucida Sans Unicode'" fo:background-color="#ffffff" fo:color="#222222"/>
    </style:style>
    <style:style style:name="T39" style:family="text">
      <style:text-properties fo:font-size="13.50pt" fo:font-weight="bold" fo:font-family="'Lucida Sans Unicode'" style:font-family-asian="'Lucida Sans Unicode'" style:font-family-complex="'Lucida Sans Unicode'" fo:background-color="#ffffff" fo:color="#222222"/>
    </style:style>
    <style:style style:name="T40" style:family="text">
      <style:text-properties fo:font-size="12.00pt" fo:font-weight="normal" fo:font-family="'Lucida Sans Unicode'" style:font-family-asian="'Lucida Sans Unicode'" style:font-family-complex="'Lucida Sans Unicode'" fo:background-color="#ffffff" fo:color="#222222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center" fo:margin-top="5.00pt" fo:margin-bottom="5.00pt"/>
    </style:style>
    <style:style style:name="P3" style:family="paragraph">
      <style:paragraph-properties fo:line-height="100.00%" fo:text-align="left" fo:margin-top="5.00pt" fo:margin-bottom="5.00p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 fo:margin-top="5.00pt" fo:margin-bottom="5.00pt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top="5.00pt" fo:margin-bottom="5.00pt"/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 fo:margin-top="5.00pt" fo:margin-bottom="5.00pt"/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 fo:margin-top="5.00pt" fo:margin-bottom="5.00pt"/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 fo:margin-top="5.00pt" fo:margin-bottom="5.00pt"/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left" fo:margin-top="5.00pt" fo:margin-bottom="5.00pt"/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left" fo:margin-top="5.00pt" fo:margin-bottom="5.00pt"/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 fo:margin-top="5.00pt" fo:margin-bottom="5.00pt"/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left" fo:margin-top="5.00pt" fo:margin-bottom="5.00pt"/>
    </style:style>
    <style:style style:name="P2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2"><text:span text:style-name="T2">SWOT VOCABULARY</text:span></text:p>
      <text:p text:style-name="P3"><text:span text:style-name="T3"/></text:p>
      <text:p text:style-name="P3"><text:span text:style-name="T3">SWOT </text:span></text:p>
      <text:p text:style-name="P3"><text:span text:style-name="T4">Strengths,Weaknesses,Opportunities and Threats.</text:span></text:p>
      <text:p text:style-name="P4"><text:span text:style-name="T5"></text:span><text:span text:style-name="T6"/></text:p>
      <text:p text:style-name="P5"><text:span text:style-name="T7">SWOT analysis </text:span></text:p>
      <text:p text:style-name="P5"><text:span text:style-name="T8">is a popular analytical tool used to asses the internal strengths and weaknesses and the external opportunities and threats of an organisation or a decision.</text:span></text:p>
      <text:p text:style-name="P6"><text:span text:style-name="T9"></text:span><text:span text:style-name="T10"/></text:p>
      <text:p text:style-name="P7"><text:span text:style-name="T11">Strengths </text:span></text:p>
      <text:p text:style-name="P7"><text:span text:style-name="T12">are the internal factors that are positive compared to competitors. e.g corporate image,highly skilled workers(These adv help the BS to better achieve its organisational objectives)</text:span></text:p>
      <text:p text:style-name="P8"><text:span text:style-name="T13"></text:span><text:span text:style-name="T14"/></text:p>
      <text:p text:style-name="P9"><text:span text:style-name="T15">Weaknesses </text:span></text:p>
      <text:p text:style-name="P9"><text:span text:style-name="T16">are the internal factors that are negative compared to competitors. these factors are likely to prevent or delay the business from achieving its organizational objectives.</text:span></text:p>
      <text:p text:style-name="P10"><text:span text:style-name="T17"></text:span><text:span text:style-name="T18"/></text:p>
      <text:p text:style-name="P11"><text:span text:style-name="T19">Opportunities </text:span></text:p>
      <text:p text:style-name="P11"><text:span text:style-name="T20">are the external possibilities and prospects for future development.</text:span></text:p>
      <text:p text:style-name="P12"><text:span text:style-name="T21"></text:span><text:span text:style-name="T22"/></text:p>
      <text:p text:style-name="P13"><text:span text:style-name="T23">Threats </text:span></text:p>
      <text:p text:style-name="P13"><text:span text:style-name="T24">are the external factors that hinder the prospects of an organisation</text:span></text:p>
      <text:p text:style-name="P14"><text:span text:style-name="T25"></text:span><text:span text:style-name="T26"/></text:p>
      <text:p text:style-name="P15"><text:span text:style-name="T27">NOTE: </text:span></text:p>
      <text:p text:style-name="P15"><text:span text:style-name="T28">STRENGTHS and WEAKNESSES are the internal factors that an organisation currently faces.<text:line-break/>OPPORTUNITIES AND THREATS are the external factors that an organisation is likely to face in the near future.</text:span></text:p>
      <text:p text:style-name="P16"><text:span text:style-name="T29"></text:span><text:span text:style-name="T30"/></text:p>
      <text:p text:style-name="P17"><text:span text:style-name="T31">Swot analysis can be used to provide a good framework for : </text:span></text:p>
      <text:p text:style-name="P17"><text:span text:style-name="T32">1. Evaluating business proposals or ideas<text:line-break/>2. Assessing opportunities for the development and survival of the organization.<text:line-break/>3.Strategic Planning<text:line-break/>4.Competitor analysis<text:line-break/>5.Reviewing strategy<text:line-break/>6.Risk assessment</text:span></text:p>
      <text:p text:style-name="P18"><text:span text:style-name="T33"></text:span><text:span text:style-name="T34"/></text:p>
      <text:p text:style-name="P19"><text:span text:style-name="T35">Advantages of SWOT: </text:span></text:p>
      <text:p text:style-name="P19"><text:span text:style-name="T36">1.Completing a SWOT analysis can be quite simple and quick.<text:line-break/>2.It can be used for a wide range of decisions, such as how to react to the threat of a competitor .<text:line-break/>3.SWOT analysis helps to determine the organization's position in the marketplace and therefore aids formulation of corporate strategy for its long-term survival.<text:line-break/>4.The SWOT framework encourages foresight and proactive thinking, rather than relying on emotional or intuitive feelings.<text:line-break/>5.it can help reduce the risks of decision making by demanding objective and logical thinking.</text:span></text:p>
      <text:p text:style-name="P20"><text:span text:style-name="T37"></text:span><text:span text:style-name="T38"/></text:p>
      <text:p text:style-name="P21"><text:span text:style-name="T39">Disadvantages of SWOT: </text:span></text:p>
      <text:p text:style-name="P21"><text:span text:style-name="T40">1. Critics of SWOT analysis argue that it is too simplistic and does not demand detailed analysis.<text:line-break/>2.the self life of SWOT analysis is rather limited.<text:line-break/>3.SWOT analysis is only useful if decision makers are open about the weaknesses and willing to act upon them.<text:line-break/>4.SWOT analysis is not typically used in isolation.businesses are usually able to make better decisions if they have more information available. </text:span></text:p>
      <text:p text:style-name="P22"><text:span text:style-name="T41"><text:s/></text:span></text:p>
      <text:p text:style-name="P22"><text:span text:style-name="T41"/></text:p>
      <text:p text:style-name="P22"><text:span text:style-name="T4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